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mes New Roman1" svg:font-family="'Times New Roman', serif"/>
    <style:font-face style:name="Courier New" svg:font-family="'Courier New'" style:font-family-generic="moder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WW8Num1">
      <style:paragraph-properties fo:line-height="200%"/>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line-height="200%"/>
      <style:text-properties fo:font-weight="bold" style:font-weight-asian="bold"/>
    </style:style>
    <style:style style:name="P4" style:family="paragraph" style:parent-style-name="Standard" style:list-style-name="WW8Num1">
      <style:paragraph-properties fo:line-height="200%"/>
      <style:text-properties style:font-name="Times New Roman1" fo:font-size="11pt"/>
    </style:style>
    <style:style style:name="P5" style:family="paragraph" style:parent-style-name="Text_20_body" style:list-style-name="WW8Num1">
      <style:paragraph-properties fo:line-height="200%"/>
    </style:style>
    <style:style style:name="P6" style:family="paragraph" style:parent-style-name="Text_20_body">
      <style:text-properties fo:font-size="10pt" style:font-size-asian="10pt" style:font-size-complex="10pt"/>
    </style:style>
    <style:style style:name="P7" style:family="paragraph" style:parent-style-name="Text_20_body" style:list-style-name="WW8Num1">
      <style:text-properties fo:font-size="10pt" style:font-size-asian="10pt" style:font-size-complex="10pt"/>
    </style:style>
    <style:style style:name="P8" style:family="paragraph" style:parent-style-name="Text_20_body" style:list-style-name="WW8Num1" style:master-page-name="Standard">
      <style:paragraph-properties style:page-number="auto"/>
      <style:text-properties fo:font-size="10pt" style:font-size-asian="10pt" style:font-size-complex="10pt"/>
    </style:style>
    <style:style style:name="P9" style:family="paragraph" style:parent-style-name="Footer">
      <style:paragraph-properties fo:margin-top="0cm" fo:margin-bottom="0.494cm"/>
    </style:style>
    <style:style style:name="P10" style:family="paragraph" style:parent-style-name="Footer">
      <style:paragraph-properties fo:margin-left="0cm" fo:margin-right="0.635cm" fo:text-indent="0cm" style:auto-text-indent="false"/>
    </style:style>
    <style:style style:name="T1" style:family="text">
      <style:text-properties fo:language="en" fo:country="US"/>
    </style:style>
    <style:style style:name="T2" style:family="text">
      <style:text-properties fo:color="#008000"/>
    </style:style>
    <style:style style:name="T3" style:family="text">
      <style:text-properties style:font-name="Times New Roman1"/>
    </style:style>
    <style:style style:name="T4" style:family="text">
      <style:text-properties style:font-name="Times New Roman1" fo:font-size="11pt"/>
    </style:style>
    <style:style style:name="T5" style:family="text">
      <style:text-properties style:font-name="Times New Roman1" fo:font-size="8pt" style:font-size-asian="8pt" style:font-size-complex="8pt"/>
    </style:style>
    <style:style style:name="T6" style:family="text">
      <style:text-properties fo:font-weight="bold" style:font-weight-asian="bold"/>
    </style:style>
    <style:style style:name="T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74694332" text:style-name="WW8Num1">
        <text:list-header>
          <text:p text:style-name="P8"><text:span text:style-name="T6">Tautvydas Petkus IFF-1 <text:tab/><text:tab/>Seminaras 3</text:span></text:p>
        </text:list-header>
        <text:list-item>
          <text:p text:style-name="P7">Kas nustato teisėjų veiklos vertinimo sistemą?</text:p>
          <text:p text:style-name="P7">Teisėjų taryba</text:p>
        </text:list-item>
        <text:list-item>
          <text:p text:style-name="P7">Po kiek metų pirmą kartą vertinama naujai paskirto teisėjo veikla?</text:p>
          <text:p text:style-name="P7">Pirmą kartą teisėjo veikla vertinama praėjus trejiems metams nuo jo paskyrimo į teisėjo pareigas. </text:p>
        </text:list-item>
        <text:list-item>
          <text:p text:style-name="P7">Kokia institucija nagrinėja teisėjų drausmines bylas?</text:p>
          <text:p text:style-name="P7">Teisėjų garbės teismas</text:p>
        </text:list-item>
        <text:list-item>
          <text:p text:style-name="P7">Kokias drausmines nuobaudas gali skirti teisėjui už netinkamai atliekamas pareigas?</text:p>
          <text:list>
            <text:list-header>
              <text:p text:style-name="P7"><text:span text:style-name="T3">1) pareikšti pastabą; <text:s/>2) pareikšti papeikimą; <text:s/>3) pareikšti griežtą papeikimą.</text:span></text:p>
            </text:list-header>
          </text:list>
        </text:list-item>
        <text:list-item>
          <text:p text:style-name="P7">Kokia aukščiausia teismų savivaldos institucija?</text:p>
          <text:p text:style-name="P7">Visuotinis teisėjų susirinkimas</text:p>
        </text:list-item>
        <text:list-item>
          <text:p text:style-name="P7">Kokia teismų tarybos kompetencija?</text:p>
          <text:p text:style-name="P7">1) slaptu balsavimu renka Teisėjų tarybos pirmininką, pirmininko pavaduotoją ir sekretorių;</text:p>
        </text:list-item>
      </text:list>
      <text:p text:style-name="P6">3) motyvuotai pataria Respublikos Prezidentui dėl teisėjų skyrimo, paaukštinimo, perkėlimo ir atleidimo iš pareigų;</text:p>
      <text:p text:style-name="P6">4) motyvuotai pataria Respublikos Prezidentui dėl teismų pirmininkų, pirmininkų pavaduotojų, skyrių pirmininkų skyrimo ir atleidimo iš pareigų;</text:p>
      <text:p text:style-name="P6">5) motyvuotai pataria Respublikos Prezidentui dėl teisėjų skaičiaus teismuose nustatymo ar pakeitimo;</text:p>
      <text:p text:style-name="P6">6) sudaro Pretendentų į teisėjus egzamino komisiją; tvirtina Pretendentų į teisėjus egzamino komisijos nuostatus, egzamino programą;</text:p>
      <text:p text:style-name="P6">7) tvirtina Asmenų įrašymo į pretendentų į laisvas apylinkės teismo teisėjų vietas sąrašą tvarkos aprašą ir Asmenų įrašymo į teisėjų karjeros siekiančių asmenų registrą tvarkos aprašą;</text:p>
      <text:p text:style-name="P6">8) sudaro nuolatines ar laikinąsias komisijas ir tvirtina jų nuostatus;</text:p>
      <text:p text:style-name="P6"><text:span text:style-name="T3">9) slaptu balsavimu renka ir skiria Teisėjų etikos ir drausmės komisijos narius teisėjus, iš visų šios komisijos narių renka komisijos pirmininką</text:span> <text:span text:style-name="T3">ir šio Įstatymo nustatytais pagrindais atšaukia juos iš pareigų;</text:span> <text:span text:style-name="T3">tvirtina Teisėjų etikos ir drausmės komisijos nuostatus;</text:span></text:p>
      <text:p text:style-name="P6"><text:span text:style-name="T3">10) slaptu balsavimu renka Teisėjų garbės teismo narius</text:span> <text:span text:style-name="T3">ir šio Įstatymo nustatytais pagrindais atšaukia juos iš pareigų;</text:span></text:p>
      <text:p text:style-name="P6">11) tvirtina Teisėjų garbės teismo nuostatus; </text:p>
      <text:p text:style-name="P6">12) išklauso Teisėjų etikos ir drausmės komisijos, Teisėjų garbės teismo veiklos ataskaitas;</text:p>
      <text:p text:style-name="P6">13) turi teisę siūlyti iškelti drausmės bylą teisėjui;</text:p>
      <text:p text:style-name="P6">14) tvirtina Teisėjų veiklos vertinimo tvarkos aprašą ir Nuolatinės teisėjų veiklos vertinimo komisijos nuostatus, nagrinėja skundus dėl teisėjų veiklos vertinimo rezultatų;</text:p>
      <text:p text:style-name="P6"><text:span text:style-name="T3">15)</text:span> <text:span text:style-name="T3">sudaro Nuolatinę teisėjų veiklos vertinimo komisiją;</text:span></text:p>
      <text:p text:style-name="P6">16) nustato teisėjų specializacijos nustatymo tvarką ir pagrindus, tvirtina Bylų paskirstymo teisėjams ir teisėjų kolegijų sudarymo taisykles;</text:p>
      <text:p text:style-name="P6">17) tvirtina Administravimo teismuose nuostatus, sprendžia kitus administravimo teismuose klausimus;</text:p>
      <text:p text:style-name="P6">18) tvirtina Teisėjų mokymo organizavimo taisykles, mokymo programas, metinius kvalifikacijos tobulinimo planus ir kvalifikacinius reikalavimus lektoriams;</text:p>
      <text:p text:style-name="P6">19) tvirtina pavyzdinės apylinkių teismų, apygardų teismų ir apygardų administracinių teismų struktūros aprašymus, pavyzdinius pareigybių sąrašus ir aprašymus;</text:p>
      <text:p text:style-name="P6">20) svarsto ir aprobuoja pasiūlymus dėl teismų investicinių programų projektų ir pasiūlymus dėl teismų biudžetų projektų, pateikia juos Vyriausybei;</text:p>
      <text:p text:style-name="P6">21) išklauso Nacionalinės teismų administracijos veiklos ataskaitas;</text:p>
      <text:p text:style-name="P6"><text:span text:style-name="T3">22) kasmet ne vėliau kaip iki kovo 31 dienos Nacionalinės teismų administracijos interneto tinklalapyje paskelbia praėjusių metų teismų veiklos apžvalgą;</text:span></text:p>
      <text:p text:style-name="P6"><text:span text:style-name="T3">23) šaukia eilinius, prireikus ir neeilinius Visuotinius teisėjų susirinkimus;</text:span></text:p>
      <text:p text:style-name="P6">24) bendradarbiauja su kitomis Lietuvos Respublikos institucijomis ir organizacijomis teismų savivaldos, administravimo ir kitais teismų veiklos klausimais;</text:p>
      <text:p text:style-name="P6">25) bendradarbiauja su kitų valstybių ir tarptautinėmis institucijomis teismų savivaldos, administravimo ir kitais teismų veiklos klausimais;</text:p>
      <text:p text:style-name="P6"><text:soft-page-break/>26) turi teisę gauti iš valstybės institucijų informaciją, reikalingą Teisėjų tarybos funkcijoms atlikti;</text:p>
      <text:p text:style-name="P6"><text:span text:style-name="T3">27) sprendžia kitus šiame ir kituose įstatymuose numatytus klausimus.2) tvirtina Teisėjų tarybos darbo reglamentą;</text:span></text:p>
      <text:list xml:id="list1598865668" text:continue-numbering="true" text:style-name="WW8Num1">
        <text:list-item>
          <text:p text:style-name="P7">Kokia teisėjų garbės teismo paskirtis?</text:p>
          <text:p text:style-name="P7">Nagrinėja teisėjų drausmės bylas ir teisėjų prašymus dėl teisėjo garbės gynimo.</text:p>
        </text:list-item>
        <text:list-item>
          <text:p text:style-name="P7">Kas skiria apylinkės teismo teisėjus?</text:p>
          <text:p text:style-name="P7">Respublikos Prezidentas</text:p>
        </text:list-item>
        <text:list-item>
          <text:p text:style-name="P7">Kokie bylų skyriai yra Aukščiausiame teisme?</text:p>
          <text:p text:style-name="P7">Civilinių bylų skyriaus ir Baudžiamųjų bylų skyriaus</text:p>
        </text:list-item>
        <text:list-item>
          <text:p text:style-name="P7">Kokio amžiaus asmuo jau negali būti paskirtas eiti teisėjo pareigas?</text:p>
          <text:p text:style-name="P7">&gt;=65 metų</text:p>
        </text:list-item>
        <text:list-item>
          <text:p text:style-name="P7"><text:s/>Ar teisėjas gali papildomai užsiimti kita veikla arba eiti kitas apmokamas pareigas? </text:p>
          <text:p text:style-name="P7">Teisėjas negali eiti kitų renkamų ar skiriamų pareigų, dirbti verslo ar kitokiose privačiose įstaigose ar įmonėse, išskyrus pedagoginę ar kūrybinę veiklą. <text:line-break/>Teisėjas negali gauti jokio kito atlyginimo, išskyrus teisėjo atlyginimą bei užmokestį už pedagoginę ar kūrybinę veiklą.</text:p>
        </text:list-item>
        <text:list-item>
          <text:p text:style-name="P7"><text:s/>Kada teisėjas atleidžiamas iš užimamų pareigų?</text:p>
          <text:p text:style-name="P7"><text:span text:style-name="T3">1) savo noru; <text:s/>2) kai pasibaigia teisėjo įgaliojimų laikas arba jis sulaukia įstatymų nustatyto pensinio amžiaus; <text:s/>3) dėl sveikatos būklės; <text:s/>4) kai teisėjas išrinktas į kitas pareigas arba jo sutikimu perkeltas į kitą darbą; <text:s/>5) kai savo poelgiu pažemina teisėjo vardą; <text:s/>6) kai įsiteisėja jį apkaltinęs teismo nuosprendis.</text:span></text:p>
        </text:list-item>
        <text:list-item>
          <text:p text:style-name="P7"><text:s/>Kas atlygina žalą, atsiradusią dėl teisėjo neteisėto ar nepagrįsto byloje priimto sprendimo?</text:p>
          <text:p text:style-name="P7">Valstybė</text:p>
        </text:list-item>
        <text:list-item>
          <text:p text:style-name="P7"><text:s/>Kokios yra pagrindinės teisėjų nepriklausomumo garantijos?</text:p>
          <text:p text:style-name="P7">Apsauga nuo išorinio poveikio. Teisėjo imunitetas. Teisėjo šeimos ir narių apsauga. Tinkamos darbo sąlygos</text:p>
        </text:list-item>
        <text:list-item>
          <text:p text:style-name="P7">Kuris teismas formuoja vienodą bendrosios kompetencijos teismų praktiką, aiškinant, taikant įstatymus ir kitus teisės aktus?</text:p>
          <text:p text:style-name="P7"><text:span text:style-name="T3">Aukščiausiasis Teismas</text:span></text:p>
        </text:list-item>
        <text:list-item>
          <text:p text:style-name="P7">Kaip nustatomas teisėjų atlyginimas?</text:p>
          <text:p text:style-name="P7"><text:span text:style-name="T3">Teisėjų atlyginimas nustatomas įstatymu.</text:span></text:p>
        </text:list-item>
        <text:list-item>
          <text:p text:style-name="P7">Kas ir kaip skiria lėšas, reikalingas funkcionuoti teisminei sistemai? <text:s/>Pakomentuoti remiantis valdžių padalijimo doktrina.</text:p>
          <text:p text:style-name="P7">Valstybė</text:p>
        </text:list-item>
        <text:list-item>
          <text:p text:style-name="P7">Kas yra arbitražo teismas, kam jis skirtas?</text:p>
          <text:p text:style-name="P7">Arbitražo teismas – teisinis procesas, kurio metu sprendžiamas dvejų pusių konfliktas arbitražo pagalba. Šiuo būdu ginčai gali būti išspręsti greitai ir slaptai</text:p>
        </text:list-item>
        <text:list-item>
          <text:p text:style-name="P7">Kaip apibrėžtumėte teisėjo vardą žeminantį poelgį? </text:p>
          <text:p text:style-name="P7">tai su teisėjo garbe nesuderinamas ir Teisėjų etikos kodekso reikalavimų neatitinkantis poelgis, kuriuo pažeminamas teisėjo vardas bei kenkiama teismo autoritetui. Teisėjo vardą žeminančiu poelgiu taip pat pripažįstamas bet koks pareiginis nusižengimas – aiškiai aplaidus konkrečios teisėjo pareigos atlikimas arba jos neatlikimas be pateisinamos priežasties.</text:p>
        </text:list-item>
        <text:list-item>
          <text:p text:style-name="P7"><text:s/>Kaip baudžiami asmenys, savo veikimu ar neveikimu trukdantys teismui vykdyti teisingumą.</text:p>
          <text:p text:style-name="P7">Atsako įstatymų nustatyta tvarka.</text:p>
        </text:list-item>
        <text:list-item>
          <text:p text:style-name="P7"><text:s/>Kokie teismai sudaro LR teismų sistemą?</text:p>
          <text:p text:style-name="P7">Lietuvos aukščiausiasis teismas, Apylinkių ir apygardų teismai, Lietuvos apeliacinis teismas, Bendrosios kompetencijos teismas</text:p>
        </text:list-item>
        <text:list-item>
          <text:p text:style-name="P7"><text:s/>Kokia pirma instancija civilinėms byloms spręsti?</text:p>
          <text:p text:style-name="P7">Apylinkės teismas</text:p>
        </text:list-item>
        <text:list-item>
          <text:p text:style-name="P7"><text:s/>Įvardinkite kasacinės instancijos teismo pavadinimą.</text:p>
          <text:p text:style-name="P7">Aukščiausiasis teism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mes New Roman1" svg:font-family="'Times New Roman', serif"/>
    <style:font-face style:name="Courier New" svg:font-family="'Courier New'" style:font-family-generic="moder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Liberation Serif" fo:font-size="12pt" fo:language="lt" fo:country="LT"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lt" fo:country="L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fo:margin-top="0.494cm" fo:margin-bottom="0.494cm"/>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margin-top="0cm" fo:margin-bottom="0.494cm"/>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1cm" fo:margin-top="1cm" fo:margin-bottom="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style:page-layout style:name="Mpm2">
      <style:page-layout-properties fo:page-width="21.001cm" fo:page-height="29.7cm" style:num-format="1" style:print-orientation="portrait" fo:margin="1cm" fo:margin-top="1cm" fo:margin-bottom="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Kadras1" text:anchor-type="paragraph" svg:y="0.002cm" draw:z-index="1"><draw:text-box fo:min-height="0.37cm" fo:min-width="0cm"><text:p text:style-name="MP2"><text:span text:style-name="Page_20_Number"><text:page-number text:select-page="current">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Įstatymas paskelbtas: Žin</dc:title>
    <meta:initial-creator>User</meta:initial-creator>
    <meta:creation-date>2010-03-08T22:14:00</meta:creation-date>
    <dc:creator>Tautvydas </dc:creator>
    <dc:date>2013-10-28T23:34:20</dc:date>
    <meta:editing-cycles>12</meta:editing-cycles>
    <meta:editing-duration>PT1H58M</meta:editing-duration>
    <meta:generator>LibreOffice/3.5$Linux_X86_64 LibreOffice_project/350m1$Build-2</meta:generator>
    <meta:document-statistic meta:table-count="0" meta:image-count="0" meta:object-count="0" meta:page-count="2" meta:paragraph-count="73" meta:word-count="845" meta:character-count="6581" meta:non-whitespace-character-count="5810"/>
    <meta:user-defined meta:name="Info 1"/>
    <meta:user-defined meta:name="Info 2"/>
    <meta:user-defined meta:name="Info 3"/>
    <meta:user-defined meta:name="Info 4"/>
  </office:meta>
</office:document-meta>
</file>